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2f3" officeooo:paragraph-rsid="000a42f3"/>
    </style:style>
    <style:style style:name="P2" style:family="paragraph" style:parent-style-name="Standard" style:list-style-name="L1">
      <style:text-properties fo:font-size="14pt" officeooo:rsid="0007cffc" officeooo:paragraph-rsid="0007cffc" style:font-size-asian="14pt" style:font-size-complex="14pt"/>
    </style:style>
    <style:style style:name="P3" style:family="paragraph" style:parent-style-name="Standard" style:list-style-name="L1">
      <style:text-properties fo:font-size="14pt" officeooo:rsid="000919e6" officeooo:paragraph-rsid="000919e6" style:font-size-asian="14pt" style:font-size-complex="14pt"/>
    </style:style>
    <style:style style:name="P4" style:family="paragraph" style:parent-style-name="Standard" style:list-style-name="L1">
      <style:text-properties fo:font-size="14pt" officeooo:rsid="000a42f3" officeooo:paragraph-rsid="000a42f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b903" officeooo:paragraph-rsid="000ab903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42f3" officeooo:paragraph-rsid="000a42f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b903" officeooo:paragraph-rsid="000ab903" style:font-size-asian="16pt" style:font-weight-asian="bold" style:font-size-complex="16pt" style:font-weight-complex="bold"/>
    </style:style>
    <style:style style:name="T1" style:family="text">
      <style:text-properties officeooo:rsid="000a42f3"/>
    </style:style>
    <style:style style:name="T2" style:family="text">
      <style:text-properties officeooo:rsid="000c1c4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6752360390542770" text:style-name="L1">
        <text:list-header>
          <text:p text:style-name="P6">The Rundown</text:p>
        </text:list-header>
        <text:list-item>
          <text:p text:style-name="P2">Developer designs software that screens candidates resumes when applying for a job.</text:p>
        </text:list-item>
        <text:list-item>
          <text:p text:style-name="P2">The company was dealing with high attrition rates.</text:p>
        </text:list-item>
        <text:list-item>
          <text:p text:style-name="P2">Software should award higher “points” to applicants who are more likely to stay at job longer.</text:p>
        </text:list-item>
        <text:list-item>
          <text:p text:style-name="P2">She starts by feeding it data from past and current employees.</text:p>
        </text:list-item>
        <text:list-item>
          <text:p text:style-name="P2">Based on the data she designed the software to classify candidates as recommended or non-recommended candidates.</text:p>
        </text:list-item>
        <text:list-item>
          <text:p text:style-name="P2">After a year of being implemented attrition rates fall by about 15%.</text:p>
        </text:list-item>
        <text:list-item>
          <text:p text:style-name="P2">Discovers the software may be discriminating against minorities.</text:p>
        </text:list-item>
        <text:list-item>
          <text:p text:style-name="P3">92% of new employees are white.</text:p>
        </text:list-item>
        <text:list-item>
          <text:p text:style-name="P3">After some investigating she finds out it is because zip codes are the metric that the program found best correlated to a longer employment (those who live closer to the store where likely to stay longer).</text:p>
        </text:list-item>
        <text:list-item>
          <text:p text:style-name="P3">The zip code around the store was <text:span text:style-name="T1">mostly white middle-class residents.</text:span></text:p>
        </text:list-item>
        <text:list-item>
          <text:p text:style-name="P4">80% of the applicants where minorities but their zip code are located over a mile away.</text:p>
        </text:list-item>
        <text:list-item>
          <text:p text:style-name="P4">She feels it is her responsibility to make sure her software does not have a discriminatory effect on applicants.</text:p>
        </text:list-item>
        <text:list-item>
          <text:p text:style-name="P4">She explains her problem to the head of HR and that the company may be violating the Civil Rights Act.</text:p>
        </text:list-item>
        <text:list-item>
          <text:p text:style-name="P4">The Head of HR is disinclined to change the software <text:span text:style-name="T2">i</text:span>n any way stating all the positive effects it has had.</text:p>
        </text:list-item>
        <text:list-item>
          <text:p text:style-name="P4">She thinks there are more appropriate metrics that the software can use to recommend applicants.</text:p>
        </text:list-item>
      </text:list>
      <text:p text:style-name="P1"/>
      <text:p text:style-name="P7">The Questions</text:p>
      <text:p text:style-name="P5">1. What is her responsibility as an employee of the company? Ethical? Legal? Or other?</text:p>
      <text:p text:style-name="P5">2. What is her responsibility as a developer to the applicants?</text:p>
      <text:p text:style-name="P5">3. What is a possible better metric for the software?</text:p>
      <text:p text:style-name="P5">4. Are there any better/other solutions <text:span text:style-name="T2">that are not software related</text:span> to keep employe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57:30.428712972</meta:creation-date>
    <dc:date>2018-03-13T21:25:00.347175153</dc:date>
    <meta:editing-duration>PT1H24M38S</meta:editing-duration>
    <meta:editing-cycles>1</meta:editing-cycles>
    <meta:document-statistic meta:table-count="0" meta:image-count="0" meta:object-count="0" meta:page-count="1" meta:paragraph-count="21" meta:word-count="297" meta:character-count="1675" meta:non-whitespace-character-count="1415"/>
    <meta:generator>LibreOffice/5.1.6.2$Linux_X86_64 LibreOffice_project/10m0$Build-2</meta:generator>
  </office:meta>
</office:document-meta>
</file>